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2.5193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3.5165in"/>
    </style:style>
    <style:style style:name="co7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  <style:text-properties fo:color="#ffffff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fo:color="#ffffff"/>
    </style:style>
    <style:style style:name="ce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1">
            <text:p>FIFO MODULE VERIFICATION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Josue Uriel Andrade Ortega</text:p>
          </table:table-cell>
          <table:covered-table-cell table:number-columns-repeated="3" table:style-name="ce5"/>
          <table:table-cell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Circuify Semiconductors </text:p>
          </table:table-cell>
          <table:covered-table-cell table:number-columns-repeated="3" table:style-name="ce5"/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N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ue Andrad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osue Andrad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osue Andrad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osue Andrade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Josue Andrad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Josue Andrade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Josue Andrade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Josue Andrade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Josue Andrad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Josue Andrad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Josue Andrade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BEHAVIOR OF THE FIFO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en Chip Select (cs) is 1, the FIFO is selected and it should work, if CS is 0, the FIFO is not supposed to work.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hen the data is written, it is stored in the location pointed to by the write pointer.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hen data is written, the write pointer is incremented to the next location.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hen the data is read, it is taken from the location pointed by the read pointer.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hen data is read, the read pointer is incremented to the next location in the queue.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f the write pointer catches up with the read pointer or vice versa, the FIFO either becomes full or empty, depending on the direction.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he empty flag is equal to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pty = read_pointer == write_point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he full flag is equal to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ull = read_pointer == {~write_pointer[3], write_pointer[2:0]}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hen the FIFO array is full, the write pointer goes to an extra location where there is an extra bit in 1.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 example: the first location in the array is 000, if it’s full, the write pointer goes to 1000.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he FIFO is parameterizable, which means the data size and the size of array can be changed anytime.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t has an active-low reset.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hen the reset is activated, both write and read pointers go to 0.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rite and Read pointers have on extra bit than the $clog2 of the Array Siz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When full flag is 1 or wr_en is 0, no write operation can be performed.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hen empty flag is 1 or rd_en is 0, no read operation can be performe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SED ON THE TESTBENCH PROVIDED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When data is written, it takes two clock cycles: one cycle to store the data and one cycle to turn off the wr_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When data is read, it takes two clock cycles: one cycle to read the data and one cycle to turn off the rd_en.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UES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s it important to think about “possible scenarios”?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2T09:50:02.503704720</meta:creation-date>
    <dc:date>2025-07-22T11:06:47.966685068</dc:date>
    <meta:editing-duration>PT23M39S</meta:editing-duration>
    <meta:editing-cycles>6</meta:editing-cycles>
    <meta:generator>LibreOffice/7.3.7.2$Linux_X86_64 LibreOffice_project/30$Build-2</meta:generator>
    <meta:document-statistic meta:table-count="1" meta:cell-count="73" meta:object-count="0"/>
  </office:meta>
</office:document-meta>
</file>